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2" table:style-name="ta1">
        <table:shapes>
          <draw:frame draw:z-index="0" draw:style-name="gr1" draw:text-style-name="P1" svg:width="15.998cm" svg:height="8.998cm" svg:x="6.548cm" svg:y="1.35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L'européenne</text:p>
          </table:table-cell>
          <table:table-cell table:style-name="ce7" office:value-type="float" office:value="31355.88" calcext:value-type="float">
            <text:p>31355,8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La librairie parisienne</text:p>
          </table:table-cell>
          <table:table-cell table:style-name="ce7" office:value-type="float" office:value="30049.01" calcext:value-type="float">
            <text:p>30049,01</text:p>
          </table:table-cell>
          <table:table-cell table:number-columns-repeated="8"/>
          <table:table-cell>
            <draw:frame draw:z-index="2" draw:style-name="gr1" draw:text-style-name="P1" svg:width="15.999cm" svg:height="8.999cm" svg:x="1.712cm" svg:y="0.066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" office:value-type="string" calcext:value-type="string">
            <text:p>Le Ch'ti livre</text:p>
          </table:table-cell>
          <table:table-cell table:style-name="ce7" office:value-type="float" office:value="17631.35" calcext:value-type="float">
            <text:p>17631,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Loire et livres</text:p>
          </table:table-cell>
          <table:table-cell table:style-name="ce7" office:value-type="float" office:value="36892.21" calcext:value-type="float">
            <text:p>36892,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hône à lire</text:p>
          </table:table-cell>
          <table:table-cell table:style-name="ce7" office:value-type="float" office:value="24146.02" calcext:value-type="float">
            <text:p>24146,0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>
            <draw:frame draw:z-index="1" draw:style-name="gr1" draw:text-style-name="P1" svg:width="15.999cm" svg:height="8.999cm" svg:x="2.226cm" svg:y="0.164cm">
              <draw:object draw:notify-on-update-of-ranges="PT@categories PT@label 0 PT@data 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7.069cm" svg:y="0.3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Table dynamique_Feuille5_1" table:style-name="ta1">
        <table:shapes>
          <draw:frame draw:z-index="0" draw:style-name="gr1" draw:text-style-name="P1" svg:width="15.999cm" svg:height="8.999cm" svg:x="8.133cm" svg:y="0.487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SUM( `qte` )</text:p>
          </table:table-cell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Table dynamique_Table dynamique_Feuille1_1_1_1_1_1'.A1:'Table dynamique_Table dynamique_Table dynamique_Table dynamique_Table dynamique_Feuille1_1_1_1_1_1'.B1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B12" table:buttons="'Table dynamique_Table dynamique_Table dynamique_Table dynamique_Table dynamique_Feuille1_1_1_1_1_1'.A1" table:show-filter-button="false" table:drill-down-on-double-click="false">
          <table:database-source-query table:database-name="Nouvelle base de données3" table:query-name="GRAPHIQUE 5 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Table dynamique_Table dynamique_Feuille1_1_1_1_1_2'.A1:'Table dynamique_Table dynamique_Table dynamique_Table dynamique_Table dynamique_Feuille1_1_1_1_1_2'.B9" table:buttons="'Table dynamique_Table dynamique_Table dynamique_Table dynamique_Table dynamique_Feuille1_1_1_1_1_2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5_1'.A1:'Table dynamique_Feuille5_1'.B15" table:buttons="'Table dynamique_Feuille5_1'.A1" table:show-filter-button="false" table:drill-down-on-double-click="false">
          <table:database-source-query table:database-name="Nouvelle base de données3" table:query-name="GRAPHIQUE 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18T12:41:29.599429910</dc:date>
    <meta:editing-duration>PT46M17S</meta:editing-duration>
    <meta:editing-cycles>5</meta:editing-cycles>
    <meta:generator>LibreOffice/24.2.7.2$Linux_X86_64 LibreOffice_project/420$Build-2</meta:generator>
    <meta:document-statistic meta:table-count="5" meta:cell-count="9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5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loext:data-pilot-source="DataPilot3" chart:class="chart:circle" chart:style-name="ch1">
        <chart:title svg:x="5.005cm" svg:y="0.315cm" chart:style-name="ch2">
          <text:p>Valeur du stock par magasin </text:p>
        </chart:title>
        <chart:legend chart:legend-position="end" svg:x="11.99cm" svg:y="2.206cm" style:legend-expansion="high" chart:style-name="ch3"/>
        <chart:plot-area chart:style-name="ch4" table:cell-range-address="PivotChart" chart:data-source-has-labels="column" svg:x="0.35cm" svg:y="1.444cm" svg:width="11.2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46cm" svg:y="1.789cm" svg:width="9.302cm" svg:height="5.5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19cm" svg:y="0.7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671cm" svg:y="1.84cm" svg:width="9.848cm" svg:height="5.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578cm" svg:y="1.213cm" style:legend-expansion="high" chart:style-name="ch3"/>
        <chart:plot-area chart:style-name="ch4" chart:data-source-has-labels="both" svg:x="0.35cm" svg:y="1.445cm" svg:width="12.878cm" svg:height="7.2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117cm" svg:y="1.84cm" svg:width="11.343cm" svg:height="6.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1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14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